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45 long. Non-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936932256134228" calcext:value-type="float">
            <text:p>-9.36932256134228E-012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0936932256134228" calcext:value-type="float">
            <text:p>9.37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99111717798712" calcext:value-type="float">
            <text:p>-9.9111717798712E-011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099111717798712" calcext:value-type="float">
            <text:p>9.91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936932256134228" calcext:value-type="float">
            <text:p>-9.36932256134228E-012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0936932256134228" calcext:value-type="float">
            <text:p>9.36932256134228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73472347597681E-018" calcext:value-type="float">
            <text:p>1.73472347597681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30104260698261E-018" calcext:value-type="float">
            <text:p>1.30104260698261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099111717798712" calcext:value-type="float">
            <text:p>-9.9111717798712E-011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99111717798712" calcext:value-type="float">
            <text:p>9.9111717798712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936932256134228" calcext:value-type="float">
            <text:p>-9.36932256134228E-012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00000936932256134228" calcext:value-type="float">
            <text:p>9.37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99111717798712" calcext:value-type="float">
            <text:p>-9.9111717798712E-011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0099111717798712" calcext:value-type="float">
            <text:p>9.91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00.91069519124" calcext:value-type="float">
            <text:p>-2.40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00.91069519124" calcext:value-type="float">
            <text:p>-2.40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936932256134228" calcext:value-type="float">
            <text:p>-9.36932256134228E-012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936932256134228" calcext:value-type="float">
            <text:p>9.3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330430299250284" calcext:value-type="float">
            <text:p>0.003304303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0330430299250284" calcext:value-type="float">
            <text:p>-3.30E-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30430299250284" calcext:value-type="float">
            <text:p>0.00330430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00330430299250284" calcext:value-type="float">
            <text:p>-3.30E-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099111717798712" calcext:value-type="float">
            <text:p>-9.9111717798712E-011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099111717798712" calcext:value-type="float">
            <text:p>9.91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6.671059286136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9827" calcext:value-type="float">
            <text:p>2462.879849198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1982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19827" calcext:value-type="float">
            <text:p>2462.879849198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1982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234284775841138" calcext:value-type="float">
            <text:p>-2.34284775841138E-006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234284775841138" calcext:value-type="float">
            <text:p>2.34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66182" calcext:value-type="float">
            <text:p>1.859833500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66182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66182" calcext:value-type="float">
            <text:p>1.859833500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66182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738762228964674" calcext:value-type="float">
            <text:p>-7.38762228964674E-00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738762228964674" calcext:value-type="float">
            <text:p>7.39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919827" calcext:value-type="float">
            <text:p>2462.8798491983</text:p>
          </table:table-cell>
          <table:table-cell/>
          <table:table-cell table:style-name="ce3" office:value-type="float" office:value="1.00000000000481" calcext:value-type="float">
            <text:p>1</text:p>
          </table:table-cell>
          <table:table-cell table:style-name="ce3" office:value-type="float" office:value="0.0000000118457137432415" calcext:value-type="float">
            <text:p>1.18457137432415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919827" calcext:value-type="float">
            <text:p>2462.8798491983</text:p>
          </table:table-cell>
          <table:table-cell/>
          <table:table-cell table:style-name="ce3" office:value-type="float" office:value="1.00000000000481" calcext:value-type="float">
            <text:p>1</text:p>
          </table:table-cell>
          <table:table-cell table:style-name="ce3" office:value-type="float" office:value="0.0000000118457137432415" calcext:value-type="float">
            <text:p>1.18457137432415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234284775841138" calcext:value-type="float">
            <text:p>-2.34284775841138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234284775841138" calcext:value-type="float">
            <text:p>2.34284775841138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0066182" calcext:value-type="float">
            <text:p>1.8598335007</text:p>
          </table:table-cell>
          <table:table-cell/>
          <table:table-cell table:style-name="ce3" office:value-type="float" office:value="0.999999999849986" calcext:value-type="float">
            <text:p>0.9999999998</text:p>
          </table:table-cell>
          <table:table-cell table:style-name="ce3" office:value-type="float" office:value="-0.000000000279001932668166" calcext:value-type="float">
            <text:p>-2.7900193266816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0066182" calcext:value-type="float">
            <text:p>1.8598335007</text:p>
          </table:table-cell>
          <table:table-cell/>
          <table:table-cell table:style-name="ce3" office:value-type="float" office:value="0.999999999849986" calcext:value-type="float">
            <text:p>0.9999999998</text:p>
          </table:table-cell>
          <table:table-cell table:style-name="ce3" office:value-type="float" office:value="-0.000000000279001932668166" calcext:value-type="float">
            <text:p>-2.79001932668166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738762228964674" calcext:value-type="float">
            <text:p>-7.38762228964674E-00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738762228964674" calcext:value-type="float">
            <text:p>7.38762228964674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9827" calcext:value-type="float">
            <text:p>2462.879849198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62.8798491982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19827" calcext:value-type="float">
            <text:p>2462.879849198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62.8798491982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234284775841138" calcext:value-type="float">
            <text:p>-2.34284775841138E-006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234284775841138" calcext:value-type="float">
            <text:p>2.34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66182" calcext:value-type="float">
            <text:p>1.8598335007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85983350066182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66182" calcext:value-type="float">
            <text:p>1.8598335007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5983350066182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738762228964674" calcext:value-type="float">
            <text:p>-7.38762228964674E-00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738762228964674" calcext:value-type="float">
            <text:p>7.3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9827" calcext:value-type="float">
            <text:p>2462.879849198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19827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19827" calcext:value-type="float">
            <text:p>2462.879849198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19827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234284775841138" calcext:value-type="float">
            <text:p>-2.34284775841138E-006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234284775841138" calcext:value-type="float">
            <text:p>2.34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66182" calcext:value-type="float">
            <text:p>1.8598335007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50066182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66182" calcext:value-type="float">
            <text:p>1.8598335007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066182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738762228964674" calcext:value-type="float">
            <text:p>-7.38762228964674E-00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738762228964674" calcext:value-type="float">
            <text:p>7.3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6" calcext:value-type="float">
            <text:p>2462.879849210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2106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6" calcext:value-type="float">
            <text:p>2462.879849210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106" calcext:value-type="float">
            <text:p>-2.46E+003</text:p>
          </table:table-cell>
          <table:table-cell/>
          <table:table-cell table:style-name="ce3" table:formula="of:=SQRT([.D9]*[.D9]+[.D10]*[.D10]+[.D11]*[.D11])" office:value-type="float" office:value="3483.03808524902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359515266304953" calcext:value-type="float">
            <text:p>-3.59515266304953E-006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359515266304953" calcext:value-type="float">
            <text:p>3.60E-006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6" calcext:value-type="float">
            <text:p>1.859833500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045996" calcext:value-type="float">
            <text:p>-1.8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6" calcext:value-type="float">
            <text:p>1.859833500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045996" calcext:value-type="float">
            <text:p>-1.86E+000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108289152192577" calcext:value-type="float">
            <text:p>-1.08289152192577E-007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108289152192577" calcext:value-type="float">
            <text:p>1.08E-007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2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6" calcext:value-type="float">
            <text:p>2462.8798492106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909494701772928" calcext:value-type="float">
            <text:p>-9.09494701772928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06" calcext:value-type="float">
            <text:p>2462.8798492106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909494701772928" calcext:value-type="float">
            <text:p>-9.09494701772928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483.03808524902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24903" calcext:value-type="float">
            <text:p>3483.038085249</text:p>
          </table:table-cell>
          <table:table-cell/>
          <table:table-cell table:formula="of:=[.T22]/[.V22]" office:value-type="float" office:value="0.999999999999996" calcext:value-type="float">
            <text:p>1</text:p>
          </table:table-cell>
          <table:table-cell table:formula="of:=[.T22]-[.V22]" office:value-type="float" office:value="-0.0000000000140971678774804" calcext:value-type="float">
            <text:p>-1.40971678774804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359515266304953" calcext:value-type="float">
            <text:p>-3.59515266304953E-006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359515266304953" calcext:value-type="float">
            <text:p>3.59515266304953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6" calcext:value-type="float">
            <text:p>1.8598335005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0175415237890775" calcext:value-type="float">
            <text:p>1.75415237890775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45996" calcext:value-type="float">
            <text:p>1.8598335005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0173194791841524" calcext:value-type="float">
            <text:p>1.73194791841524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010631" calcext:value-type="float">
            <text:p>2.6302017601</text:p>
          </table:table-cell>
          <table:table-cell/>
          <table:table-cell table:formula="of:=[.T25]/[.V25]" office:value-type="float" office:value="1.00000000000001" calcext:value-type="float">
            <text:p>1</text:p>
          </table:table-cell>
          <table:table-cell table:formula="of:=[.T25]-[.V25]" office:value-type="float" office:value="0.0000000000000262012633811537" calcext:value-type="float">
            <text:p>2.62012633811537E-0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108289152192577" calcext:value-type="float">
            <text:p>-1.08289152192577E-00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108289152192577" calcext:value-type="float">
            <text:p>1.08289152192577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" calcext:value-type="float">
            <text:p>100.3578251624</text:p>
          </table:table-cell>
          <table:table-cell/>
          <table:table-cell table:style-name="ce3" office:value-type="float" office:value="0.999999999999984" calcext:value-type="float">
            <text:p>1</text:p>
          </table:table-cell>
          <table:table-cell table:style-name="ce3" office:value-type="float" office:value="-0.00000000000160582658281783" calcext:value-type="float">
            <text:p>-1.60582658281783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1007" calcext:value-type="float">
            <text:p>1007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6" calcext:value-type="float">
            <text:p>2462.8798492106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62.8798492106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6" calcext:value-type="float">
            <text:p>2462.879849210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62.8798492106" calcext:value-type="float">
            <text:p>-2.46E+003</text:p>
          </table:table-cell>
          <table:table-cell/>
          <table:table-cell table:style-name="ce3" table:formula="of:=SQRT([.D33]*[.D33]+[.D34]*[.D34]+[.D35]*[.D35])" office:value-type="float" office:value="3483.03808524902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359515266304953" calcext:value-type="float">
            <text:p>-3.59515266304953E-006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359515266304953" calcext:value-type="float">
            <text:p>3.60E-006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6" calcext:value-type="float">
            <text:p>1.8598335005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85983350045996" calcext:value-type="float">
            <text:p>-1.8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6" calcext:value-type="float">
            <text:p>1.8598335005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5983350045996" calcext:value-type="float">
            <text:p>-1.86E+000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108289152192577" calcext:value-type="float">
            <text:p>-1.08289152192577E-007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108289152192577" calcext:value-type="float">
            <text:p>1.08E-0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2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83.03808524902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106" calcext:value-type="float">
            <text:p>2462.879849210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2106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106" calcext:value-type="float">
            <text:p>2462.879849210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2106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359515266304953" calcext:value-type="float">
            <text:p>-3.59515266304953E-006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359515266304953" calcext:value-type="float">
            <text:p>3.60E-00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045996" calcext:value-type="float">
            <text:p>1.8598335005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50045996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045996" calcext:value-type="float">
            <text:p>1.859833500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045996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108289152192577" calcext:value-type="float">
            <text:p>-1.08289152192577E-007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108289152192577" calcext:value-type="float">
            <text:p>1.08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2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2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5:27:19.645929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8T17:10:48.814981105</dc:date>
    <dc:creator>Stacha Petrovic</dc:creator>
    <meta:editing-duration>P9DT18H15M22S</meta:editing-duration>
    <meta:editing-cycles>386</meta:editing-cycles>
    <meta:document-statistic meta:table-count="4" meta:cell-count="1480" meta:object-count="0"/>
    <meta:user-defined meta:name="qrichtext">1</meta:user-defined>
  </office:meta>
</office:document-meta>
</file>